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5"/>
    <style:style style:name="P2" style:family="paragraph" style:parent-style-name="Standard" style:list-style-name="L6"/>
    <style:style style:name="P3" style:family="paragraph" style:parent-style-name="Standard" style:list-style-name="L7">
      <style:text-properties officeooo:rsid="001cbdab" officeooo:paragraph-rsid="001cbdab"/>
    </style:style>
    <style:style style:name="P4" style:family="paragraph" style:parent-style-name="Standard" style:list-style-name="L7">
      <style:text-properties officeooo:rsid="0012092a" officeooo:paragraph-rsid="0012092a"/>
    </style:style>
    <style:style style:name="P5" style:family="paragraph" style:parent-style-name="Standard" style:list-style-name="L7">
      <style:text-properties officeooo:rsid="00125725" officeooo:paragraph-rsid="00125725"/>
    </style:style>
    <style:style style:name="P6" style:family="paragraph" style:parent-style-name="Standard" style:list-style-name="L7">
      <style:text-properties officeooo:rsid="001360c8" officeooo:paragraph-rsid="001360c8"/>
    </style:style>
    <style:style style:name="P7" style:family="paragraph" style:parent-style-name="Standard" style:list-style-name="L7">
      <style:text-properties officeooo:rsid="00136584" officeooo:paragraph-rsid="00136584"/>
    </style:style>
    <style:style style:name="P8" style:family="paragraph" style:parent-style-name="Standard" style:list-style-name="L8"/>
    <style:style style:name="P9" style:family="paragraph" style:parent-style-name="Standard" style:list-style-name="L8">
      <style:text-properties officeooo:rsid="0016a875" officeooo:paragraph-rsid="0016a875"/>
    </style:style>
    <style:style style:name="P10" style:family="paragraph" style:parent-style-name="Standard" style:list-style-name="L9"/>
    <style:style style:name="P11" style:family="paragraph" style:parent-style-name="Standard" style:list-style-name="L9">
      <style:text-properties officeooo:rsid="001aa8ce" officeooo:paragraph-rsid="001aa8ce"/>
    </style:style>
    <style:style style:name="P12" style:family="paragraph" style:parent-style-name="Text_20_body" style:list-style-name="L1">
      <style:text-properties officeooo:rsid="00313bfe" officeooo:paragraph-rsid="00313bfe"/>
    </style:style>
    <style:style style:name="P13" style:family="paragraph" style:parent-style-name="Text_20_body" style:list-style-name="L2">
      <style:text-properties officeooo:rsid="002ec573" officeooo:paragraph-rsid="002ec573"/>
    </style:style>
    <style:style style:name="P14" style:family="paragraph" style:parent-style-name="Text_20_body" style:list-style-name="L3">
      <style:text-properties officeooo:rsid="002ec573" officeooo:paragraph-rsid="002ec573"/>
    </style:style>
    <style:style style:name="P15" style:family="paragraph" style:parent-style-name="Text_20_body" style:list-style-name="L3">
      <style:text-properties officeooo:rsid="003196e7" officeooo:paragraph-rsid="003196e7"/>
    </style:style>
    <style:style style:name="P16" style:family="paragraph" style:parent-style-name="Text_20_body" style:list-style-name="L3">
      <style:text-properties officeooo:rsid="002fb7a4" officeooo:paragraph-rsid="002fb7a4"/>
    </style:style>
    <style:style style:name="P17" style:family="paragraph" style:parent-style-name="Text_20_body" style:list-style-name="L3">
      <style:text-properties officeooo:rsid="002ba8e5" officeooo:paragraph-rsid="002ba8e5"/>
    </style:style>
    <style:style style:name="P18" style:family="paragraph" style:parent-style-name="Text_20_body" style:list-style-name="L4">
      <style:text-properties officeooo:rsid="002ba8e5" officeooo:paragraph-rsid="002ba8e5"/>
    </style:style>
    <style:style style:name="P19" style:family="paragraph" style:parent-style-name="Text_20_body" style:list-style-name="L4">
      <style:text-properties officeooo:rsid="002d476d" officeooo:paragraph-rsid="002d476d"/>
    </style:style>
    <style:style style:name="P20" style:family="paragraph" style:parent-style-name="Text_20_body" style:list-style-name="L10">
      <style:text-properties officeooo:paragraph-rsid="001feb21"/>
    </style:style>
    <style:style style:name="P21" style:family="paragraph" style:parent-style-name="Text_20_body" style:list-style-name="L10">
      <style:text-properties officeooo:paragraph-rsid="0021e38f"/>
    </style:style>
    <style:style style:name="P22" style:family="paragraph" style:parent-style-name="Text_20_body" style:list-style-name="L10">
      <style:text-properties officeooo:paragraph-rsid="002265f8"/>
    </style:style>
    <style:style style:name="P23" style:family="paragraph" style:parent-style-name="Text_20_body" style:list-style-name="L10">
      <style:text-properties officeooo:paragraph-rsid="0027bbc8"/>
    </style:style>
    <style:style style:name="P24" style:family="paragraph" style:parent-style-name="Text_20_body" style:list-style-name="L10">
      <style:text-properties officeooo:paragraph-rsid="0029a6b2"/>
    </style:style>
    <style:style style:name="P25" style:family="paragraph" style:parent-style-name="Text_20_body" style:list-style-name="L10">
      <style:text-properties officeooo:paragraph-rsid="002a41f9"/>
    </style:style>
    <style:style style:name="P26" style:family="paragraph" style:parent-style-name="Text_20_body">
      <style:text-properties officeooo:rsid="00329e62" officeooo:paragraph-rsid="00329e62"/>
    </style:style>
    <style:style style:name="P27" style:family="paragraph" style:parent-style-name="Text_20_body">
      <style:text-properties officeooo:paragraph-rsid="002a41f9"/>
    </style:style>
    <style:style style:name="P28" style:family="paragraph" style:parent-style-name="Heading_20_1">
      <style:text-properties officeooo:rsid="00313bfe" officeooo:paragraph-rsid="00313bfe"/>
    </style:style>
    <style:style style:name="P29" style:family="paragraph" style:parent-style-name="Heading_20_1">
      <style:text-properties officeooo:rsid="002ba8e5" officeooo:paragraph-rsid="002ba8e5"/>
    </style:style>
    <style:style style:name="T1" style:family="text">
      <style:text-properties officeooo:rsid="00151169"/>
    </style:style>
    <style:style style:name="T2" style:family="text">
      <style:text-properties officeooo:rsid="0016099d"/>
    </style:style>
    <style:style style:name="T3" style:family="text">
      <style:text-properties officeooo:rsid="0019505b"/>
    </style:style>
    <style:style style:name="T4" style:family="text">
      <style:text-properties officeooo:rsid="001bba8e"/>
    </style:style>
    <style:style style:name="T5" style:family="text">
      <style:text-properties officeooo:rsid="001e245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feb21"/>
    </style:style>
    <style:style style:name="T8" style:family="text">
      <style:text-properties officeooo:rsid="0021e38f"/>
    </style:style>
    <style:style style:name="T9" style:family="text">
      <style:text-properties officeooo:rsid="002265f8"/>
    </style:style>
    <style:style style:name="T10" style:family="text">
      <style:text-properties officeooo:rsid="0027bbc8"/>
    </style:style>
    <style:style style:name="T11" style:family="text">
      <style:text-properties officeooo:rsid="0029a6b2"/>
    </style:style>
    <style:style style:name="T12" style:family="text">
      <style:text-properties officeooo:rsid="002a41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yWeek 28 - <text:span text:style-name="T5">Towers of Strength</text:span></text:p>
      <text:h text:style-name="P28" text:outline-level="1">Tile codes - for creating levels</text:h>
      <text:list xml:id="list197638818426004000" text:style-name="L1">
        <text:list-item>
          <text:p text:style-name="P12">Type [_orientation]</text:p>
        </text:list-item>
        <text:list-item>
          <text:p text:style-name="P12">Type:</text:p>
          <text:list>
            <text:list-item>
              <text:p text:style-name="P12">CG = coins gold, CS = coins silver, orientation: EW or NS</text:p>
            </text:list-item>
            <text:list-item>
              <text:p text:style-name="P12">C = corner, orientation NE, NW, SE, SW</text:p>
            </text:list-item>
            <text:list-item>
              <text:p text:style-name="P12">F = finish, orientation EW or NS</text:p>
            </text:list-item>
            <text:list-item>
              <text:p text:style-name="P12">O = open, no orientation</text:p>
            </text:list-item>
            <text:list-item>
              <text:p text:style-name="P12">S = spawn, orientation S or E (exit edge)</text:p>
            </text:list-item>
            <text:list-item>
              <text:p text:style-name="P12">L = straight line, orientation EW or NS</text:p>
            </text:list-item>
            <text:list-item>
              <text:p text:style-name="P12">T = terrain, no orientation, use number instead, e.g. T_01, T_02, etc</text:p>
            </text:list-item>
          </text:list>
        </text:list-item>
      </text:list>
      <text:h text:style-name="Heading_20_1" text:outline-level="1">Assets</text:h>
      <text:p text:style-name="P26">Not all of these have been used - see README file for the up to date list</text:p>
      <text:list xml:id="list7464774936836478588" text:style-name="L10">
        <text:list-item>
          <text:p text:style-name="P20"><text:a xlink:type="simple" xlink:href="https://opengameart.org/content/sport-players" text:style-name="Internet_20_link" text:visited-style-name="Visited_20_Internet_20_Link">https://opengameart.org/content/sport-players</text:a> - “<text:span text:style-name="T7">Don't hesitate to send a link in case of usage ( not obligation ) just to feed my curiosity. Thanks “</text:span></text:p>
        </text:list-item>
        <text:list-item>
          <text:p text:style-name="P21"><text:a xlink:type="simple" xlink:href="https://opengameart.org/content/sports-pack-350" text:style-name="Internet_20_link" text:visited-style-name="Visited_20_Internet_20_Link">https://opengameart.org/content/sports-pack-350</text:a> - “<text:span text:style-name="T8">Credit "Kenney.nl" or "www.kenney.nl", this is not mandatory.”</text:span></text:p>
        </text:list-item>
        <text:list-item>
          <text:p text:style-name="P21"><text:a xlink:type="simple" xlink:href="https://opengameart.org/content/isometric-people" text:style-name="Internet_20_link" text:visited-style-name="Visited_20_Internet_20_Link">https://opengameart.org/content/isometric-people</text:a></text:p>
        </text:list-item>
        <text:list-item>
          <text:p text:style-name="P22"><text:a xlink:type="simple" xlink:href="https://opengameart.org/content/isometric-classic-hero-tiles-32x32" text:style-name="Internet_20_link" text:visited-style-name="Visited_20_Internet_20_Link">https://opengameart.org/content/isometric-classic-hero-tiles-32x32</text:a> - “<text:span text:style-name="T9">***OPTIONAL*** It would be nice to receive credit if you use these, as well as let me know about your project!”</text:span></text:p>
        </text:list-item>
        <text:list-item>
          <text:p text:style-name="P22"><text:a xlink:type="simple" xlink:href="https://opengameart.org/content/isometric-hero-and-heroine" text:style-name="Internet_20_link" text:visited-style-name="Visited_20_Internet_20_Link">https://opengameart.org/content/isometric-hero-and-heroine</text:a> - </text:p>
        </text:list-item>
        <text:list-item>
          <text:p text:style-name="P23"><text:span text:style-name="T10">Banana: </text:span><text:a xlink:type="simple" xlink:href="https://thenounproject.com/search/?q=banana&amp;i=1481907" text:style-name="Internet_20_link" text:visited-style-name="Visited_20_Internet_20_Link">https://thenounproject.com/search/?q=banana&amp;i=1481907</text:a></text:p>
        </text:list-item>
        <text:list-item>
          <text:p text:style-name="P24"><text:span text:style-name="T11">Water: </text:span><text:a xlink:type="simple" xlink:href="https://thenounproject.com/search/?q=water&amp;i=1706838" text:style-name="Internet_20_link" text:visited-style-name="Visited_20_Internet_20_Link">https://thenounproject.com/search/?q=water&amp;i=1706838</text:a></text:p>
        </text:list-item>
        <text:list-item>
          <text:p text:style-name="P25"><text:span text:style-name="T12">Exhausted: </text:span><text:a xlink:type="simple" xlink:href="https://thenounproject.com/search/?q=exhausted&amp;i=329900" text:style-name="Internet_20_link" text:visited-style-name="Visited_20_Internet_20_Link">https://thenounproject.com/search/?q=exhausted&amp;i=329900</text:a></text:p>
        </text:list-item>
      </text:list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3:24:29.867261273</meta:creation-date>
    <dc:date>2019-09-29T18:08:35.949697090</dc:date>
    <meta:editing-duration>PT6H50M42S</meta:editing-duration>
    <meta:editing-cycles>31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176" meta:character-count="1221" meta:non-whitespace-character-count="1082"/>
  </office:meta>
</office:document-meta>
</file>